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5CC94BD877FEE75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5CC94BD877FEE7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affronte</text:span></text:p>
            <text:p text:style-name="P2"><text:span text:style-name="T1">faux disciples</text:span></text:p>
            <text:p text:style-name="P3"><text:span text:style-name="T2">(Jean 8.31-5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4:11.180000000</dc:date>
    <meta:editing-duration>PT2H44M3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